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8.8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4.5291in" fo:break-before="auto" style:use-optimal-row-height="false"/>
    </style:style>
    <style:style style:name="ro3" style:family="table-row">
      <style:table-row-properties style:row-height="2.6327in" fo:break-before="auto" style:use-optimal-row-height="false"/>
    </style:style>
    <style:style style:name="ro4" style:family="table-row">
      <style:table-row-properties style:row-height="2.1972in" fo:break-before="auto" style:use-optimal-row-height="false"/>
    </style:style>
    <style:style style:name="ro5" style:family="table-row">
      <style:table-row-properties style:row-height="2.8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>
      <style:table-cell-properties fo:border="0.0008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320"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1" fo:font-size="10pt" style:font-name-asian="Arial1" style:font-size-asian="10pt" style:font-name-complex="Arial1" style:font-size-complex="5.69999980926514pt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row table:style-name="ro1">
          <table:table-cell table:style-name="ce1" office:value-type="string">
            <text:p>Phase</text:p>
          </table:table-cell>
          <table:table-cell table:style-name="ce1" office:value-type="string">
            <text:p>Deliverable</text:p>
          </table:table-cell>
          <table:table-cell table:style-name="ce1" office:value-type="string">
            <text:p>Process Documents</text:p>
          </table:table-cell>
          <table:table-cell table:style-name="ce5" office:value-type="string">
            <text:p>Links to Templates</text:p>
          </table:table-cell>
        </table:table-row>
        <table:table-row table:style-name="ro2">
          <table:table-cell table:style-name="ce2" office:value-type="string">
            <text:p>Analysis &amp; Design</text:p>
          </table:table-cell>
          <table:table-cell table:style-name="ce3" office:value-type="string">
            <text:p>1. Software Requirements Specifications (SRS) </text:p>
            <text:p>2. High Level Design Document (HLD)</text:p>
            <text:p>3. System Test Scenario &amp; System Test Case (2 Docs)</text:p>
          </table:table-cell>
          <table:table-cell table:style-name="ce3" office:value-type="string">
            <text:p><text:span text:style-name="T1">To be prepared by Trainee </text:span><text:span text:style-name="T1">Associates:</text:span></text:p>
            <text:p><text:span text:style-name="T1"/></text:p>
            <text:p><text:span text:style-name="T2">1. IQA Review Document for </text:span><text:span text:style-name="T2">SRS, HLD and STS</text:span></text:p>
            <text:p><text:span text:style-name="T2">2. Learning Logs – to be filled by </text:span><text:span text:style-name="T2">associates on a daily basis</text:span></text:p>
            <text:p>3. Activity Logs – to be filled by associates on a daily basis</text:p>
            <text:p>4. Weekly Status Report </text:p>
            <text:p>5. Minutes of Meeting</text:p>
            <text:p/>
            <text:p><text:span text:style-name="T1">To be prepared by Faculty:</text:span></text:p>
            <text:p><text:span text:style-name="T2">1. EQA Review document for </text:span><text:span text:style-name="T2">SRS, HLD and STS</text:span></text:p>
            <text:p>2. Sign off Mails from Faculty for SRS, HLD and STS</text:p>
            <text:p>3. Project Plan – to be prepared by the Faculty</text:p>
          </table:table-cell>
          <table:table-cell table:style-name="ce6" office:value-type="string">
            <text:p><text:span text:style-name="T3">SRS Template for OOAD: </text:span></text:p>
            <text:p><text:span text:style-name="T3"><text:a xlink:href="https://iqmskm.ultimatix.net/km/index.php/Image:Org_it_%28TCS-iQMS-104%29_SRS_Template_for_OOAD.doc">https://iqmskm.ultimatix.net/km/index.php/Image:Org_it_%28TCS-iQMS-104%29_SRS_Template_for_OOAD.doc</text:a></text:span></text:p>
            <text:p><text:span text:style-name="T3"/></text:p>
            <text:p><text:span text:style-name="T3">Common SRS Template: </text:span></text:p>
            <text:p><text:span text:style-name="T3"><text:a xlink:href="https://iqmskm.ultimatix.net/km/index.php/Image:Org_it_%28TCS-iQMS-104%29_Common_SRS_Template.doc">https://iqmskm.ultimatix.net/km/index.php/Image:Org_it_%28TCS-iQMS-104%29_Common_SRS_Template.doc</text:a></text:span></text:p>
            <text:p><text:span text:style-name="T3"/></text:p>
            <text:p><text:span text:style-name="T3">HLD Template: </text:span></text:p>
            <text:p><text:span text:style-name="T3"><text:a xlink:href="https://knowmax.ultimatix.net/sites/ilp-cop/iVersion/Shared%20Documents/Templates/Hyd_it_High_Level_Design_Template.doc">https://knowmax.ultimatix.net/sites/ilp-cop/iVersion/Shared%20Documents/Templates/Hyd_it_High_Level_Design_Template.doc</text:a></text:span></text:p>
            <text:p><text:span text:style-name="T3"/></text:p>
            <text:p><text:span text:style-name="T3">System Test Scenario Document: </text:span></text:p>
            <text:p><text:span text:style-name="T3"><text:a xlink:href="https://knowmax.ultimatix.net/sites/ilp-cop/iVersion/Shared%20Documents/Templates/Test%20Scenario%20v1.0.xls">https://knowmax.ultimatix.net/sites/ilp-cop/iVersion/Shared%20Documents/Templates/Test%20Scenario%20v1.0.xls</text:a></text:span></text:p>
            <text:p><text:span text:style-name="T3"/></text:p>
            <text:p><text:span text:style-name="T3">System Test Case Document: </text:span></text:p>
            <text:p><text:span text:style-name="T3"><text:a xlink:href="https://knowmax.ultimatix.net/sites/ilp-cop/iVersion/Shared%20Documents/Templates/Test%20Case%20v1.0.xls">https://knowmax.ultimatix.net/sites/ilp-cop/iVersion/Shared%20Documents/Templates/Test%20Case%20v1.0.xls</text:a></text:span></text:p>
            <text:p><text:span text:style-name="T3"/></text:p>
            <text:p><text:span text:style-name="T3">Status Report Template: </text:span></text:p>
            <text:p><text:span text:style-name="T3"><text:a xlink:href="https://knowmax.ultimatix.net/sites/ilp-cop/iVersion/Shared%20Documents/Templates/Blr_it_Dev_Status_Report_Template_ver_4.0.doc">https://knowmax.ultimatix.net/sites/ilp-cop/iVersion/Shared%20Documents/Templates/Blr_it_Dev_Status_Report_Template_ver_4.0.doc</text:a></text:span></text:p>
            <text:p><text:span text:style-name="T3"/></text:p>
            <text:p><text:span text:style-name="T3">MOM Template: </text:span></text:p>
            <text:p><text:span text:style-name="T3"><text:a xlink:href="https://iqmskm.ultimatix.net/km/index.php/Image:Org_it_MoM_Word_Template.doc">https://iqmskm.ultimatix.net/km/index.php/Image:Org_it_MoM_Word_Template.doc</text:a></text:span></text:p>
            <text:p><text:span text:style-name="T3"/></text:p>
            <text:p><text:span text:style-name="T3">IQA and EQA Template: </text:span></text:p>
            <text:p><text:span text:style-name="T3"><text:a xlink:href="https://iqmskm.ultimatix.net/km/index.php/Image:Org_it_%28TCS-iQMS-052%29_PF3030A.xls">https://iqmskm.ultimatix.net/km/index.php/Image:Org_it_%28TCS-iQMS-052%29_PF3030A.xls</text:a></text:span></text:p>
            <text:p><text:span text:style-name="T3"/></text:p>
            <text:p><text:span text:style-name="T3">Activity Log Template: </text:span></text:p>
            <text:p><text:span text:style-name="T3"><text:a xlink:href="https://knowmax.ultimatix.net/sites/ilp-cop/iVersion/Shared%20Documents/Templates/Project%20Activity%20Log%20Template.xls">https://knowmax.ultimatix.net/sites/ilp-cop/iVersion/Shared%20Documents/Templates/Project%20Activity%20Log%20Template.xls</text:a></text:span></text:p>
          </table:table-cell>
        </table:table-row>
        <table:table-row table:style-name="ro3">
          <table:table-cell table:style-name="ce2" office:value-type="string">
            <text:p>Construction</text:p>
          </table:table-cell>
          <table:table-cell table:style-name="ce3" office:value-type="string">
            <text:p>1. Code</text:p>
            <text:p>2. Unit Test Specifications (UTS)</text:p>
            <text:p>3. Unit Test Results (UTR)</text:p>
          </table:table-cell>
          <table:table-cell table:style-name="ce3" office:value-type="string">
            <text:p><text:span text:style-name="T1">To be prepared by Trainee </text:span><text:span text:style-name="T1">Associates:</text:span></text:p>
            <text:p><text:span text:style-name="T1"/></text:p>
            <text:p><text:span text:style-name="T2">1. Weekly Status Report </text:span></text:p>
            <text:p><text:span text:style-name="T2">2. MOM </text:span></text:p>
            <text:p><text:span text:style-name="T2">3. Learning Logs - Daily</text:span></text:p>
            <text:p><text:span text:style-name="T2">4. Activity Log – Daily</text:span></text:p>
            <text:p><text:span text:style-name="T2">5. IQA document for Internal </text:span><text:span text:style-name="T2">Code Review</text:span></text:p>
            <text:p><text:span text:style-name="T2">6. Code Review by trainees </text:span><text:span text:style-name="T2">against Code Checklist</text:span></text:p>
            <text:p/>
            <text:p><text:span text:style-name="T1">To be prepared by Faculty:</text:span></text:p>
            <text:p><text:span text:style-name="T2">1. EQA Document for Code </text:span><text:span text:style-name="T2">Review</text:span></text:p>
            <text:p><text:span text:style-name="T2">2. Updated Project Plan</text:span></text:p>
          </table:table-cell>
          <table:table-cell table:style-name="ce7" office:value-type="string">
            <text:p>For UTS and UTR System Test Case document template could be used.</text:p>
            <text:p/>
            <text:p>HOTO Document Template (Between Teams): </text:p>
            <text:p><text:a xlink:href="https://knowmax.ultimatix.net/sites/ilp-cop/iVersion/Shared%20Documents/Templates/Mum_it_HandOver_TakeOver_Checklist_for_TMs.xls">https://knowmax.ultimatix.net/sites/ilp-cop/iVersion/Shared%20Documents/Templates/Mum_it_HandOver_TakeOver_Checklist_for_TMs.xls</text:a></text:p>
            <text:p/>
            <text:p>Java J2EE Code Review Checklist: </text:p>
            <text:p><text:span text:style-name="T4"><text:a xlink:href="https://iqmskm.ultimatix.net/km/index.php/Image:2172967_CGT_Java_Code_Review_Checklist_V1.0.xls">https://iqmskm.ultimatix.net/km/index.php/Image:2172967_CGT_Java_Code_Review_Checklist_V1.0.xls</text:a></text:span></text:p>
          </table:table-cell>
        </table:table-row>
        <table:table-row table:style-name="ro4">
          <table:table-cell table:style-name="ce2" office:value-type="string">
            <text:p>Testing</text:p>
          </table:table-cell>
          <table:table-cell table:style-name="ce3" office:value-type="string">
            <text:p>1. System Test Results Document (Results filled in System Test Case Doc)</text:p>
            <text:p>2. Defect Log Sheet (With the Bug Ids from Bugzilla)</text:p>
            <text:p>3. User Manual (by the team which develops the code)</text:p>
          </table:table-cell>
          <table:table-cell table:style-name="ce4" office:value-type="string">
            <text:p><text:span text:style-name="T1">To be prepared by Trainee </text:span><text:span text:style-name="T1">Associates:</text:span></text:p>
            <text:p><text:span text:style-name="T1"/></text:p>
            <text:p><text:span text:style-name="T2">1. HOTO Document from </text:span><text:span text:style-name="T2">Development Team to Testing </text:span><text:span text:style-name="T2">Team</text:span></text:p>
            <text:p><text:span text:style-name="T2">2. IQA document for System </text:span><text:span text:style-name="T2">Testing Results Review</text:span></text:p>
            <text:p><text:span text:style-name="T2">3. Weekly Status Report</text:span></text:p>
            <text:p><text:span text:style-name="T2">4. MOM</text:span></text:p>
            <text:p><text:span text:style-name="T2">5. Learning Log – Daily </text:span></text:p>
            <text:p><text:span text:style-name="T2">6. Activity Log - Daily</text:span></text:p>
            <text:p><text:span text:style-name="T2">7. Sign off Mail – Testing Team </text:span><text:span text:style-name="T2">to Development Team</text:span></text:p>
            <text:p/>
            <text:p/>
            <text:p><text:span text:style-name="T1">To be prepared by Faculty:</text:span></text:p>
            <text:p><text:span text:style-name="T2">1. EQA Document for System </text:span><text:span text:style-name="T2">Testing Review</text:span></text:p>
            <text:p><text:span text:style-name="T2">2. Final Inspection Review with </text:span><text:span text:style-name="T2">Checklist</text:span></text:p>
            <text:p><text:span text:style-name="T2">3. Updated Project Plan</text:span></text:p>
          </table:table-cell>
          <table:table-cell table:style-name="ce7" office:value-type="string">
            <text:p><text:span text:style-name="T3">User Manual Template: </text:span></text:p>
            <text:p><text:span text:style-name="T3"><text:a xlink:href="https://iqmskm.ultimatix.net/km/index.php/Image:Org_it_TechCom_User_Manual_Content_and_Style_Template.doc">https://iqmskm.ultimatix.net/km/index.php/Image:Org_it_TechCom_User_Manual_Content_and_Style_Template.doc</text:a></text:span></text:p>
            <text:p><text:span text:style-name="T3"/></text:p>
            <text:p><text:span text:style-name="T3">Defect Log Template: </text:span></text:p>
            <text:p><text:span text:style-name="T3"><text:a xlink:href="https://iqmskm.ultimatix.net/km/index.php/Image:Org_it_%28TCS-iQMS-052%29_PF3030B.xls">https://iqmskm.ultimatix.net/km/index.php/Image:Org_it_%28TCS-iQMS-052%29_PF3030B.xls</text:a></text:span></text:p>
            <text:p><text:span text:style-name="T3"/></text:p>
            <text:p><text:span text:style-name="T3">Fianl Inspection Checklist: </text:span></text:p>
            <text:p><text:span text:style-name="T3"><text:a xlink:href="https://iqmskm.ultimatix.net/km/index.php/Image:Chn_it_FI_checklist_-_Enhancements%285-300pd%29.doc">https://iqmskm.ultimatix.net/km/index.php/Image:Chn_it_FI_checklist_-_Enhancements%285-300pd%29.doc</text:a></text:span></text:p>
            <text:p><text:span text:style-name="T3"/></text:p>
            <text:p><text:span text:style-name="T3">Final Inspection Report: <text:s/></text:span></text:p>
            <text:p><text:span text:style-name="T3"><text:a xlink:href="https://iqmskm.ultimatix.net/km/index.php/Image:Org_it_%28TCS-iQMS-052%29_PF3060.xls">https://iqmskm.ultimatix.net/km/index.php/Image:Org_it_%28TCS-iQMS-052%29_PF3060.xls</text:a></text:span></text:p>
          </table:table-cell>
        </table:table-row>
        <table:table-row table:style-name="ro5">
          <table:table-cell table:style-name="ce2" office:value-type="string">
            <text:p>Maintenance</text:p>
          </table:table-cell>
          <table:table-cell table:style-name="ce3" office:value-type="string">
            <text:p>1. Impact Analysis Document</text:p>
            <text:p>2. Code after Enhancements</text:p>
          </table:table-cell>
          <table:table-cell table:style-name="ce3" office:value-type="string">
            <text:p><text:span text:style-name="T1">To be prepared by Trainee </text:span><text:span text:style-name="T1">Associates:</text:span></text:p>
            <text:p/>
            <text:p><text:span text:style-name="T2">1. Weekly Status Report</text:span></text:p>
            <text:p><text:span text:style-name="T2">2. HOTO Document – from </text:span><text:span text:style-name="T2">Development Team to </text:span><text:span text:style-name="T2">Maintenance Team</text:span></text:p>
            <text:p><text:span text:style-name="T2">3. Learning Log - Daily</text:span></text:p>
            <text:p><text:span text:style-name="T2">4. Activity Log – Daily</text:span></text:p>
            <text:p><text:span text:style-name="T2">5. Trainee Associates to </text:span><text:span text:style-name="T2">complete E1 Level for .net in </text:span><text:span text:style-name="T2">iCALMS</text:span></text:p>
            <text:p><text:span text:style-name="T2">6. Updation of User Manual by </text:span><text:span text:style-name="T2">CR Implementing team</text:span></text:p>
            <text:p><text:span text:style-name="T2">7. CR Testing Document</text:span></text:p>
            <text:p><text:span text:style-name="T2"/></text:p>
            <text:p><text:span text:style-name="T1">To be prepared by Faculty:</text:span></text:p>
            <text:p><text:span text:style-name="T2">1. EQA Document for CR </text:span><text:span text:style-name="T2">Implementation Review</text:span></text:p>
            <text:p><text:span text:style-name="T2">2. Final Project Plan</text:span></text:p>
          </table:table-cell>
          <table:table-cell table:style-name="ce8"/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11/25/2013</text:date>, <text:time>09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1M49S</meta:editing-duration>
    <meta:editing-cycles>29</meta:editing-cycles>
    <meta:generator>OpenOffice.org/3.4$Win32 OpenOffice.org_project/340m1$Build-9590</meta:generator>
    <dc:date>2013-11-25T09:05:22.65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